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style>
    <style:style style:name="Table5.A" style:family="table-column">
      <style:table-column-properties style:column-width="0.7833in" style:rel-column-width="8190*"/>
    </style:style>
    <style:style style:name="Table5.B" style:family="table-column">
      <style:table-column-properties style:column-width="0.7833in" style:rel-column-width="8191*"/>
    </style:style>
    <style:style style:name="Table5.C" style:family="table-column">
      <style:table-column-properties style:column-width="0.7833in" style:rel-column-width="8192*"/>
    </style:style>
    <style:style style:name="Table5.F" style:family="table-column">
      <style:table-column-properties style:column-width="0.7833in" style:rel-column-width="8193*"/>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aquetenombre" style:family="table">
      <style:table-properties style:width="6.2681in" table:align="margins"/>
    </style:style>
    <style:style style:name="paquetenombre.A" style:family="table-column">
      <style:table-column-properties style:column-width="3.134in" style:rel-column-width="32767*"/>
    </style:style>
    <style:style style:name="paquetenombre.A1" style:family="table-cell">
      <style:table-cell-properties fo:padding="0.0382in" fo:border-left="0.05pt solid #000000" fo:border-right="none" fo:border-top="0.05pt solid #000000" fo:border-bottom="0.05pt solid #000000"/>
    </style:style>
    <style:style style:name="paquetenombre.B1" style:family="table-cell">
      <style:table-cell-properties fo:padding="0.0382in" fo:border="0.05pt solid #000000"/>
    </style:style>
    <style:style style:name="paquetenombre.A2" style:family="table-cell">
      <style:table-cell-properties fo:padding="0.0382in" fo:border-left="0.05pt solid #000000" fo:border-right="none" fo:border-top="none" fo:border-bottom="0.05pt solid #000000"/>
    </style:style>
    <style:style style:name="paquetenombre.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Normal">
      <style:text-properties officeooo:rsid="001c0227" officeooo:paragraph-rsid="001c0227"/>
    </style:style>
    <style:style style:name="P4" style:family="paragraph" style:parent-style-name="Normal">
      <style:text-properties officeooo:rsid="001f0db8" officeooo:paragraph-rsid="001f0db8"/>
    </style:style>
    <style:style style:name="P5" style:family="paragraph" style:parent-style-name="Normal">
      <style:text-properties officeooo:rsid="001f58e1" officeooo:paragraph-rsid="001f58e1"/>
    </style:style>
    <style:style style:name="P6" style:family="paragraph" style:parent-style-name="Normal">
      <style:text-properties officeooo:rsid="0020da47" officeooo:paragraph-rsid="0020da47"/>
    </style:style>
    <style:style style:name="P7" style:family="paragraph" style:parent-style-name="Normal">
      <style:text-properties style:font-name="Times New Roman" fo:font-size="12pt" officeooo:rsid="0020da47" officeooo:paragraph-rsid="0020da47" style:font-size-asian="12pt"/>
    </style:style>
    <style:style style:name="P8" style:family="paragraph" style:parent-style-name="Normal">
      <style:text-properties style:font-name="Times New Roman" fo:font-size="12pt" officeooo:rsid="0022c002" officeooo:paragraph-rsid="0022c002" style:font-size-asian="12pt"/>
    </style:style>
    <style:style style:name="P9" style:family="paragraph" style:parent-style-name="Normal">
      <style:text-properties officeooo:rsid="0022c002" officeooo:paragraph-rsid="0022c002"/>
    </style:style>
    <style:style style:name="P10" style:family="paragraph" style:parent-style-name="Normal">
      <style:text-properties officeooo:rsid="001fa8f2" officeooo:paragraph-rsid="001fa8f2"/>
    </style:style>
    <style:style style:name="P11" style:family="paragraph" style:parent-style-name="Normal">
      <style:text-properties officeooo:rsid="0024dfd4" officeooo:paragraph-rsid="0024dfd4"/>
    </style:style>
    <style:style style:name="P12" style:family="paragraph" style:parent-style-name="Normal">
      <style:text-properties officeooo:rsid="00275f18" officeooo:paragraph-rsid="00275f18"/>
    </style:style>
    <style:style style:name="P13" style:family="paragraph" style:parent-style-name="Table_20_Contents">
      <style:text-properties style:font-name="Times New Roman" fo:font-size="12pt" style:font-size-asian="12pt"/>
    </style:style>
    <style:style style:name="P14" style:family="paragraph" style:parent-style-name="Table_20_Contents">
      <style:text-properties style:font-name="Times New Roman" fo:font-size="12pt" officeooo:rsid="0027c427" officeooo:paragraph-rsid="0027c427" style:font-size-asian="12pt"/>
    </style:style>
    <style:style style:name="P15" style:family="paragraph" style:parent-style-name="Table_20_Contents">
      <style:text-properties style:font-name="Times New Roman" fo:font-size="12pt" officeooo:rsid="00287417" officeooo:paragraph-rsid="00287417" style:font-size-asian="12pt"/>
    </style:style>
    <style:style style:name="P16" style:family="paragraph" style:parent-style-name="Table_20_Contents">
      <style:text-properties style:font-name="Times New Roman" fo:font-size="12pt" officeooo:rsid="002a74df" officeooo:paragraph-rsid="002a74df" style:font-size-asian="12pt"/>
    </style:style>
    <style:style style:name="P17"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8" style:family="paragraph" style:parent-style-name="Normal" style:list-style-name="L1">
      <style:text-properties officeooo:rsid="002665bf" officeooo:paragraph-rsid="002665bf"/>
    </style:style>
    <style:style style:name="P19" style:family="paragraph" style:parent-style-name="Normal" style:list-style-name="L1">
      <style:text-properties officeooo:rsid="001fa8f2" officeooo:paragraph-rsid="001fa8f2"/>
    </style:style>
    <style:style style:name="P20" style:family="paragraph" style:parent-style-name="Normal">
      <style:text-properties officeooo:rsid="001fa8f2" officeooo:paragraph-rsid="001fa8f2"/>
    </style:style>
    <style:style style:name="P21" style:family="paragraph" style:parent-style-name="Normal" style:list-style-name="L1">
      <style:text-properties officeooo:rsid="0024dfd4" officeooo:paragraph-rsid="0024dfd4"/>
    </style:style>
    <style:style style:name="P22" style:family="paragraph" style:parent-style-name="Normal" style:list-style-name="L2">
      <style:text-properties officeooo:rsid="00275f18" officeooo:paragraph-rsid="00275f18"/>
    </style:style>
    <style:style style:name="P23" style:family="paragraph" style:parent-style-name="Normal">
      <style:text-properties officeooo:rsid="00275f18" officeooo:paragraph-rsid="00275f18"/>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style:style style:name="T5" style:family="text">
      <style:text-properties officeooo:rsid="0023b627"/>
    </style:style>
    <style:style style:name="T6" style:family="text">
      <style:text-properties officeooo:rsid="0024dfd4"/>
    </style:style>
    <style:style style:name="T7" style:family="text">
      <style:text-properties officeooo:rsid="0026e0d9"/>
    </style:style>
    <style:style style:name="T8" style:family="text">
      <style:text-properties officeooo:rsid="002a74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tocolo OtheloOnline.</text:p>
      <text:p text:style-name="P3"/>
      <text:p text:style-name="P3">Capa de transporte:</text:p>
      <text:p text:style-name="P3"/>
      <text:p text:style-name="P3">El protocolo de transporte que utilizaremos para este juego es TCP. <text:span text:style-name="T2">El puerto destinado a esta aplicación es el 20303, este número de puerto corresponde a las letras ASCII “00”, las iniciales del juego.</text:span></text:p>
      <text:p text:style-name="P3"/>
      <text:p text:style-name="P4">Inicio de partida</text:p>
      <text:p text:style-name="P4"/>
      <text:p text:style-name="P5">Existen dos formas de iniciar una partida, la primera es unirse a una partida y la segunda es crear una partida nueva.</text:p>
      <text:p text:style-name="P5"/>
      <text:p text:style-name="P5">En el modo de “unirse a una partida existente” el jugador se conecta a un servidor que ya haya iniciado una partida, los detalles acerca como se obtendrá la lista de partidas se detallarán más adelante.</text:p>
      <text:p text:style-name="P5"/>
      <text:p text:style-name="P5">En el segundo modo, se crea un servidor a la espera de clientes que quieran unirse a la partida. El servidor es el que decide las condiciones de juego.</text:p>
      <text:p text:style-name="P5"/>
      <text:p text:style-name="P5">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5"/>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5"/>
      <text:p text:style-name="P5"/>
      <text:p text:style-name="P10">El servidor recibe este paquete y envía una confirmación con las opciones del juego. El paquete se compone de la siguiente manera:</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table-column table:style-name="Table5.F"/>
        <table:table-row>
          <table:table-cell table:style-name="Table5.A1" office:value-type="string">
            <text:p text:style-name="P15">Bit 0</text:p>
          </table:table-cell>
          <table:table-cell table:style-name="Table5.A1" office:value-type="string">
            <text:p text:style-name="P14">Bit 1</text:p>
          </table:table-cell>
          <table:table-cell table:style-name="Table5.A1" office:value-type="string">
            <text:p text:style-name="P14">Bit 2</text:p>
          </table:table-cell>
          <table:table-cell table:style-name="Table5.A1" office:value-type="string">
            <text:p text:style-name="P14">Bit 3</text:p>
          </table:table-cell>
          <table:table-cell table:style-name="Table5.A1" office:value-type="string">
            <text:p text:style-name="P14">Bit 4</text:p>
          </table:table-cell>
          <table:table-cell table:style-name="Table5.A1" office:value-type="string">
            <text:p text:style-name="P14">Bit 5</text:p>
          </table:table-cell>
          <table:table-cell table:style-name="Table5.A1" office:value-type="string">
            <text:p text:style-name="P14">Bit 6</text:p>
          </table:table-cell>
          <table:table-cell table:style-name="Table5.H1" office:value-type="string">
            <text:p text:style-name="P14">Bit 7</text:p>
          </table:table-cell>
        </table:table-row>
        <table:table-row>
          <table:table-cell table:style-name="Table5.A2" office:value-type="string">
            <text:p text:style-name="P14">N/A</text:p>
          </table:table-cell>
          <table:table-cell table:style-name="Table5.A2" office:value-type="string">
            <text:p text:style-name="P14">N/A</text:p>
          </table:table-cell>
          <table:table-cell table:style-name="Table5.A2" office:value-type="string">
            <text:p text:style-name="P14">N/A</text:p>
          </table:table-cell>
          <table:table-cell table:style-name="Table5.A2" office:value-type="string">
            <text:p text:style-name="P14">→</text:p>
          </table:table-cell>
          <table:table-cell table:style-name="Table5.A2" office:value-type="string">
            <text:p text:style-name="P14">Variante reversi</text:p>
          </table:table-cell>
          <table:table-cell table:style-name="Table5.A2" office:value-type="string">
            <text:p text:style-name="P14">&lt;-</text:p>
          </table:table-cell>
          <table:table-cell table:style-name="Table5.A2" office:value-type="string">
            <text:p text:style-name="P14">Quien inicia la partida</text:p>
          </table:table-cell>
          <table:table-cell table:style-name="Table5.H2" office:value-type="string">
            <text:p text:style-name="P14">Reconoce la version</text:p>
          </table:table-cell>
        </table:table-row>
      </table:table>
      <text:p text:style-name="P10"/>
      <text:p text:style-name="P10"/>
      <text:list xml:id="list6973912099152523711" text:style-name="L1">
        <text:list-item>
          <text:p text:style-name="P18">Versión aceptada (bit 7): Si este bit está en verdadero significa que el servidor reconoce la versión del protocolo con la que se va a jugar. <text:span text:style-name="T7">Si el servidor no soporta la versión envía el mensaje y luego cierra la conexión.</text:span></text:p>
        </text:list-item>
        <text:list-item>
          <text:p text:style-name="P19">Bit de turno (bit <text:span text:style-name="T6">6</text:span>):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9">Bits de variante (bits <text:span text:style-name="T6">5</text:span>-<text:span text:style-name="T6">3</text:span>): El Othello tiene una variante conocida como reversi, que tiene algunas diferencias menores. Estos bits se utilizan para indicar que se quiere jugar una variante en particular del juego. En esta primera fase la única variante es othe<text:span text:style-name="T5">l</text:span>lo, se indica dejando estos bits en ceros.</text:p>
        </text:list-item>
        <text:list-item>
          <text:p text:style-name="P21">Los bits restantes se envían en cero, utilizados para expansión futura.</text:p>
        </text:list-item>
      </text:list>
      <text:p text:style-name="P11"><text:soft-page-break/></text:p>
      <text:p text:style-name="P12">Una vez que se han acordado los parámetros para la partida, cada una de las partes envía un mensaje con su nombre de jugador, el mensaje tiene la estructura que sigue:</text:p>
      <text:p text:style-name="P12"/>
      <text:list xml:id="list8742941188647578023" text:style-name="L2">
        <text:list-item>
          <text:p text:style-name="P22">Un byte: Longitud del nombre, el máximo permitido es 255.</text:p>
        </text:list-item>
        <text:list-item>
          <text:p text:style-name="P22">Variable: De acuerdo a la longitud anterior se lee una cadena de caracteres que indica el nombre de jugador.</text:p>
        </text:list-item>
      </text:list>
      <table:table table:name="paquetenombre" table:style-name="paquetenombre">
        <table:table-column table:style-name="paquetenombre.A" table:number-columns-repeated="2"/>
        <table:table-row>
          <table:table-cell table:style-name="paquetenombre.A1" office:value-type="string">
            <text:p text:style-name="P16">1 byte</text:p>
          </table:table-cell>
          <table:table-cell table:style-name="paquetenombre.B1" office:value-type="string">
            <text:p text:style-name="P1">* <text:span text:style-name="T8">(max 255)</text:span></text:p>
          </table:table-cell>
        </table:table-row>
        <table:table-row>
          <table:table-cell table:style-name="paquetenombre.A2" office:value-type="string">
            <text:p text:style-name="P16">Longitud nombre</text:p>
          </table:table-cell>
          <table:table-cell table:style-name="paquetenombre.B2" office:value-type="string">
            <text:p text:style-name="P16">Nombre</text:p>
          </table:table-cell>
        </table:table-row>
      </table:table>
      <text:p text:style-name="P12"/>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9">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6">Ofrecer tablas</text:p>
          </table:table-cell>
          <table:table-cell table:style-name="Table4.B1" office:value-type="string">
            <text:p text:style-name="P1"/>
          </table:table-cell>
        </table:table-row>
        <table:table-row>
          <table:table-cell table:style-name="Table4.A2" office:value-type="string">
            <text:p text:style-name="P7">Aceptar Tablas</text:p>
          </table:table-cell>
          <table:table-cell table:style-name="Table4.B2" office:value-type="string">
            <text:p text:style-name="P1"/>
          </table:table-cell>
        </table:table-row>
        <table:table-row>
          <table:table-cell table:style-name="Table4.A2" office:value-type="string">
            <text:p text:style-name="P7">Declinar tablas</text:p>
          </table:table-cell>
          <table:table-cell table:style-name="Table4.B2" office:value-type="string">
            <text:p text:style-name="P1"/>
          </table:table-cell>
        </table:table-row>
        <table:table-row>
          <table:table-cell table:style-name="Table4.A2" office:value-type="string">
            <text:p text:style-name="P7">Claudicar</text:p>
          </table:table-cell>
          <table:table-cell table:style-name="Table4.B2" office:value-type="string">
            <text:p text:style-name="P1"/>
          </table:table-cell>
        </table:table-row>
        <table:table-row>
          <table:table-cell table:style-name="Table4.A2" office:value-type="string">
            <text:p text:style-name="P7">Pasar</text:p>
          </table:table-cell>
          <table:table-cell table:style-name="Table4.B2" office:value-type="string">
            <text:p text:style-name="P1"/>
          </table:table-cell>
        </table:table-row>
        <table:table-row>
          <table:table-cell table:style-name="Table4.A2" office:value-type="string">
            <text:p text:style-name="P8">Gana negras</text:p>
          </table:table-cell>
          <table:table-cell table:style-name="Table4.B2" office:value-type="string">
            <text:p text:style-name="P1"/>
          </table:table-cell>
        </table:table-row>
        <table:table-row>
          <table:table-cell table:style-name="Table4.A2" office:value-type="string">
            <text:p text:style-name="P8">Gana Blancas</text:p>
          </table:table-cell>
          <table:table-cell table:style-name="Table4.B2" office:value-type="string">
            <text:p text:style-name="P1"/>
          </table:table-cell>
        </table:table-row>
        <table:table-row>
          <table:table-cell table:style-name="Table4.A2" office:value-type="string">
            <text:p text:style-name="P8">Empate</text:p>
          </table:table-cell>
          <table:table-cell table:style-name="Table4.B2" office:value-type="string">
            <text:p text:style-name="P1"/>
          </table:table-cell>
        </table:table-row>
      </table:table>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 LibreOffice_project/40m0$Build-2</meta:generator>
    <meta:creation-date>2015-10-16T01:13:00Z</meta:creation-date>
    <dc:date>2015-11-25T02:31:30.366898658</dc:date>
    <meta:editing-cycles>25</meta:editing-cycles>
    <meta:editing-duration>PT3H4M54S</meta:editing-duration>
    <dc:creator>oscar </dc:creator>
    <meta:document-statistic meta:table-count="6" meta:image-count="0" meta:object-count="0" meta:page-count="2" meta:paragraph-count="118" meta:word-count="589" meta:character-count="3061" meta:non-whitespace-character-count="2596"/>
    <meta:template xlink:type="simple" xlink:actuate="onRequest" xlink:title="" xlink:href="Normal.dotm"/>
  </office:meta>
</office:document-meta>
</file>